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6"/>
        <table:table-column table:style-name="co1" table:number-columns-repeated="16" table:default-cell-style-name="ce1"/>
        <table:table-column table:style-name="co1" table:default-cell-style-name="ce6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ce1"/>
        <table:table-row table:style-name="ro1">
          <table:table-cell office:value-type="float" office:value="3">
            <text:p>3</text:p>
          </table:table-cell>
          <table:table-cell table:number-columns-repeated="8" table:style-name="ce1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number-columns-repeated="8" table:style-name="ce1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table:style-name="ce4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table:style-name="ce3"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table:style-name="ce1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number-columns-repeated="8" table:style-name="ce1" office:value-type="float" office:value="3">
            <text:p>3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/03/2020</text:date>, <text:time>19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19:08:38.54</dc:date>
    <meta:editing-duration>PT8H59M17S</meta:editing-duration>
    <meta:editing-cycles>31</meta:editing-cycles>
    <meta:generator>OpenOffice/4.1.5$Win32 OpenOffice.org_project/415m1$Build-9789</meta:generator>
    <meta:document-statistic meta:table-count="1" meta:cell-count="2150" meta:object-count="0"/>
  </office:meta>
</office:document-meta>
</file>